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I">
        <style:list-level-properties text:space-before="1.9687in" text:min-label-width="0.5in" text:list-level-position-and-space-mode="label-alignment">
          <style:list-level-label-alignment text:label-followed-by="listtab" fo:margin-left="2.4687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0937in" text:min-label-width="0.125in" text:list-level-position-and-space-mode="label-alignment">
          <style:list-level-label-alignment text:label-followed-by="listtab" fo:margin-left="3.2187in" fo:text-indent="-0.125in"/>
        </style:list-level-properties>
      </text:list-level-style-number>
      <text:list-level-style-number text:level="4" style:num-suffix="." style:num-format="1">
        <style:list-level-properties text:space-before="3.4687in" text:min-label-width="0.25in" text:list-level-position-and-space-mode="label-alignment">
          <style:list-level-label-alignment text:label-followed-by="listtab" fo:margin-left="3.718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9687in" text:min-label-width="0.25in" text:list-level-position-and-space-mode="label-alignment">
          <style:list-level-label-alignment text:label-followed-by="listtab" fo:margin-left="4.2187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937in" text:min-label-width="0.125in" text:list-level-position-and-space-mode="label-alignment">
          <style:list-level-label-alignment text:label-followed-by="listtab" fo:margin-left="4.7187in" fo:text-indent="-0.125in"/>
        </style:list-level-properties>
      </text:list-level-style-number>
      <text:list-level-style-number text:level="7" style:num-suffix="." style:num-format="1">
        <style:list-level-properties text:space-before="4.9687in" text:min-label-width="0.25in" text:list-level-position-and-space-mode="label-alignment">
          <style:list-level-label-alignment text:label-followed-by="listtab" fo:margin-left="5.218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4687in" text:min-label-width="0.25in" text:list-level-position-and-space-mode="label-alignment">
          <style:list-level-label-alignment text:label-followed-by="listtab" fo:margin-left="5.7187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0937in" text:min-label-width="0.125in" text:list-level-position-and-space-mode="label-alignment">
          <style:list-level-label-alignment text:label-followed-by="listtab" fo:margin-left="6.2187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I">
        <style:list-level-properties text:space-before="1.9687in" text:min-label-width="0.5in" text:list-level-position-and-space-mode="label-alignment">
          <style:list-level-label-alignment text:label-followed-by="listtab" fo:margin-left="2.4687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0937in" text:min-label-width="0.125in" text:list-level-position-and-space-mode="label-alignment">
          <style:list-level-label-alignment text:label-followed-by="listtab" fo:margin-left="3.2187in" fo:text-indent="-0.125in"/>
        </style:list-level-properties>
      </text:list-level-style-number>
      <text:list-level-style-number text:level="4" style:num-suffix="." style:num-format="1">
        <style:list-level-properties text:space-before="3.4687in" text:min-label-width="0.25in" text:list-level-position-and-space-mode="label-alignment">
          <style:list-level-label-alignment text:label-followed-by="listtab" fo:margin-left="3.718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9687in" text:min-label-width="0.25in" text:list-level-position-and-space-mode="label-alignment">
          <style:list-level-label-alignment text:label-followed-by="listtab" fo:margin-left="4.2187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937in" text:min-label-width="0.125in" text:list-level-position-and-space-mode="label-alignment">
          <style:list-level-label-alignment text:label-followed-by="listtab" fo:margin-left="4.7187in" fo:text-indent="-0.125in"/>
        </style:list-level-properties>
      </text:list-level-style-number>
      <text:list-level-style-number text:level="7" style:num-suffix="." style:num-format="1">
        <style:list-level-properties text:space-before="4.9687in" text:min-label-width="0.25in" text:list-level-position-and-space-mode="label-alignment">
          <style:list-level-label-alignment text:label-followed-by="listtab" fo:margin-left="5.218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4687in" text:min-label-width="0.25in" text:list-level-position-and-space-mode="label-alignment">
          <style:list-level-label-alignment text:label-followed-by="listtab" fo:margin-left="5.7187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0937in" text:min-label-width="0.125in" text:list-level-position-and-space-mode="label-alignment">
          <style:list-level-label-alignment text:label-followed-by="listtab" fo:margin-left="6.2187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 fo:line-height="100%">
        <style:tab-stops>
          <style:tab-stop style:type="left" style:position="1.9687in"/>
        </style:tab-stops>
      </style:paragraph-properties>
    </style:style>
    <style:style style:name="T19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2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text-align="justify" fo:margin-bottom="0in" fo:line-height="100%" fo:margin-left="1.9687in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28" style:parent-style-name="Normal" style:family="paragraph">
      <style:paragraph-properties fo:text-align="justify" fo:line-height="100%" fo:margin-left="1.9687in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29" style:parent-style-name="Normal" style:family="paragraph">
      <style:paragraph-properties fo:text-align="justify" fo:margin-bottom="0in" fo:line-height="100%">
        <style:tab-stops>
          <style:tab-stop style:type="left" style:position="1.9687in"/>
        </style:tab-stops>
      </style:paragraph-properties>
    </style:style>
    <style:style style:name="T3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31" style:parent-style-name="Recuodecorpodetexto" style:family="paragraph">
      <style:paragraph-properties fo:text-align="justify" fo:margin-bottom="0in" fo:line-height="150%" fo:margin-left="0in" fo:text-indent="1.9687in">
        <style:tab-stops>
          <style:tab-stop style:type="left" style:position="1.3784in"/>
        </style:tab-stops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3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3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P38" style:parent-style-name="Recuodecorpodetexto" style:family="paragraph">
      <style:paragraph-properties fo:text-align="justify" fo:margin-bottom="0in" fo:line-height="100%" fo:margin-left="0in" fo:text-indent="1.3784in">
        <style:tab-stops>
          <style:tab-stop style:type="left" style:position="1.477in"/>
        </style:tab-stops>
      </style:paragraph-properties>
    </style:style>
    <style:style style:name="T39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T40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T41" style:parent-style-name="Fonteparág.padrão" style:family="text">
      <style:text-properties style:font-name="Arial" style:font-name-complex="Arial" fo:letter-spacing="-0.0027in" fo:font-size="10pt" style:font-size-asian="10pt" style:font-size-complex="10pt" fo:language="pt" fo:country="BR"/>
    </style:style>
    <style:style style:name="P42" style:parent-style-name="Recuodecorpodetexto" style:family="paragraph">
      <style:paragraph-properties fo:text-align="justify" fo:margin-bottom="0in" fo:line-height="150%" fo:margin-left="0in" fo:text-indent="1.9687in">
        <style:tab-stops>
          <style:tab-stop style:type="left" style:position="1.477in"/>
        </style:tab-stops>
      </style:paragraph-properties>
    </style:style>
    <style:style style:name="T43" style:parent-style-name="Fonteparág.padrão" style:family="text">
      <style:text-properties style:font-name="Arial" style:font-name-complex="Arial" fo:text-transform="uppercase" fo:letter-spacing="-0.0027in" fo:font-size="10pt" style:font-size-asian="10pt" style:font-size-complex="10pt"/>
    </style:style>
    <style:style style:name="T44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T45" style:parent-style-name="Fonteparág.padrão" style:family="text">
      <style:text-properties style:font-name="Arial" style:font-name-complex="Arial" fo:letter-spacing="-0.0027in" fo:font-size="10pt" style:font-size-asian="10pt" style:font-size-complex="10pt" fo:language="pt" fo:country="BR"/>
    </style:style>
    <style:style style:name="T46" style:parent-style-name="Fonteparág.padrão" style:family="text">
      <style:text-properties style:font-name="Arial" style:font-name-complex="Arial" fo:letter-spacing="-0.0027in" fo:font-size="10pt" style:font-size-asian="10pt" style:font-size-complex="10pt" fo:language="pt" fo:country="BR"/>
    </style:style>
    <style:style style:name="T47" style:parent-style-name="Fonteparág.padrão" style:family="text">
      <style:text-properties style:font-name="Arial" style:font-name-complex="Arial" fo:letter-spacing="-0.0027in" fo:font-size="10pt" style:font-size-asian="10pt" style:font-size-complex="10pt" fo:language="pt" fo:country="BR"/>
    </style:style>
    <style:style style:name="T48" style:parent-style-name="Fonteparág.padrão" style:family="text">
      <style:text-properties style:font-name="Arial" style:font-name-complex="Arial" fo:letter-spacing="-0.0027in" fo:font-size="10pt" style:font-size-asian="10pt" style:font-size-complex="10pt" fo:language="pt" fo:country="BR"/>
    </style:style>
    <style:style style:name="T49" style:parent-style-name="Fonteparág.padrão" style:family="text">
      <style:text-properties style:font-name="Arial" style:font-name-complex="Arial" fo:letter-spacing="-0.0027in" fo:font-size="10pt" style:font-size-asian="10pt" style:font-size-complex="10pt" fo:language="pt" fo:country="BR"/>
    </style:style>
    <style:style style:name="P50" style:parent-style-name="Recuodecorpodetexto" style:family="paragraph">
      <style:paragraph-properties fo:text-align="justify" fo:margin-bottom="0in" fo:line-height="100%" fo:margin-left="0in" fo:text-indent="1.9687in">
        <style:tab-stops>
          <style:tab-stop style:type="left" style:position="1.477in"/>
        </style:tab-stops>
      </style:paragraph-properties>
      <style:text-properties style:font-name="Arial" style:font-name-complex="Arial" fo:letter-spacing="-0.0027in" fo:font-size="10pt" style:font-size-asian="10pt" style:font-size-complex="10pt" fo:language="pt" fo:country="BR"/>
    </style:style>
    <style:style style:name="P51" style:parent-style-name="Recuodecorpodetexto" style:family="paragraph">
      <style:paragraph-properties fo:text-align="justify" fo:margin-bottom="0in" fo:line-height="150%" fo:margin-left="0in" fo:text-indent="1.9687in">
        <style:tab-stops>
          <style:tab-stop style:type="left" style:position="1.477in"/>
        </style:tab-stops>
      </style:paragraph-properties>
      <style:text-properties style:font-name="Arial" style:font-name-complex="Arial" fo:letter-spacing="-0.0027in" fo:font-size="10pt" style:font-size-asian="10pt" style:font-size-complex="10pt" fo:language="pt" fo:country="BR"/>
    </style:style>
    <style:style style:name="P52" style:parent-style-name="Normal" style:family="paragraph">
      <style:paragraph-properties fo:text-align="justify" fo:margin-bottom="0in" fo:line-height="100%">
        <style:tab-stops>
          <style:tab-stop style:type="left" style:position="0.4923in"/>
          <style:tab-stop style:type="left" style:position="1.9687in"/>
        </style:tab-stops>
      </style:paragraph-properties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53" style:parent-style-name="Normal" style:family="paragraph">
      <style:paragraph-properties fo:text-align="justify" fo:margin-bottom="0in" fo:line-height="150%">
        <style:tab-stops>
          <style:tab-stop style:type="left" style:position="1.9687in"/>
        </style:tab-stops>
      </style:paragraph-properties>
    </style:style>
    <style:style style:name="T54" style:parent-style-name="Fonteparág.padrão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T55" style:parent-style-name="Fonteparág.padrão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T56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57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58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59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60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61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62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63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64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65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66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67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68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P69" style:parent-style-name="Normal" style:family="paragraph">
      <style:paragraph-properties fo:text-align="justify" fo:margin-bottom="0in" fo:line-height="100%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P70" style:parent-style-name="Normal" style:family="paragraph">
      <style:paragraph-properties fo:text-align="justify" fo:margin-bottom="0in" fo:line-height="150%" fo:text-indent="1.9687in">
        <style:tab-stops>
          <style:tab-stop style:type="left" style:position="1.9687in"/>
        </style:tab-stops>
      </style:paragraph-properties>
    </style:style>
    <style:style style:name="T71" style:parent-style-name="Fonteparág.padrão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T72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73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74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75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76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77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78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79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80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81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82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83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84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85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86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P87" style:parent-style-name="Normal" style:family="paragraph">
      <style:paragraph-properties fo:text-align="justify" fo:margin-bottom="0in" fo:line-height="100%" fo:text-indent="1.9687in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P88" style:parent-style-name="Normal" style:family="paragraph">
      <style:paragraph-properties fo:text-align="justify" fo:margin-bottom="0in" fo:line-height="150%" fo:text-indent="1.9687in">
        <style:tab-stops>
          <style:tab-stop style:type="left" style:position="1.9687in"/>
        </style:tab-stops>
      </style:paragraph-properties>
    </style:style>
    <style:style style:name="T89" style:parent-style-name="Fonteparág.padrão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T90" style:parent-style-name="Fonteparág.padrão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P91" style:parent-style-name="Normal" style:family="paragraph">
      <style:paragraph-properties fo:text-align="justify" fo:margin-bottom="0in" fo:line-height="150%" fo:text-indent="1.9687in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P92" style:parent-style-name="Normal" style:family="paragraph">
      <style:paragraph-properties fo:text-align="justify" fo:margin-bottom="0in" fo:line-height="0.2638in">
        <style:tab-stops>
          <style:tab-stop style:type="left" style:position="0.6895in"/>
          <style:tab-stop style:type="left" style:position="1.9687in"/>
        </style:tab-stops>
      </style:paragraph-properties>
    </style:style>
    <style:style style:name="T9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00" style:parent-style-name="Normal" style:family="paragraph">
      <style:paragraph-properties fo:text-align="justify" fo:line-height="100%">
        <style:tab-stops>
          <style:tab-stop style:type="left" style:position="2.8402in"/>
        </style:tab-stops>
      </style:paragraph-properties>
      <style:text-properties style:font-name="Arial" style:font-name-complex="Arial" fo:color="#000000" fo:font-size="10pt" style:font-size-asian="10pt" style:font-size-complex="10pt"/>
    </style:style>
    <style:style style:name="P101" style:parent-style-name="Normal" style:family="paragraph">
      <style:paragraph-properties fo:text-align="justify" fo:line-height="100%">
        <style:tab-stops>
          <style:tab-stop style:type="left" style:position="1.9687in"/>
        </style:tab-stops>
      </style:paragraph-properties>
      <style:text-properties style:font-name="Arial" style:font-name-complex="Arial" fo:color="#000000" fo:font-size="10pt" style:font-size-asian="10pt" style:font-size-complex="10pt"/>
    </style:style>
    <style:style style:name="P102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3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4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6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7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8" style:parent-style-name="SemEspaçamento" style:family="paragraph">
      <style:paragraph-properties fo:text-align="center" fo:line-height="150%"/>
      <style:text-properties style:font-name="Times New Roman" fo:font-weight="bold" style:font-weight-asian="bold" fo:font-size="12pt" style:font-size-asian="12pt" style:font-size-complex="12pt" style:language-asian="pt" style:country-asian="BR"/>
    </style:style>
    <style:style style:name="P109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10" style:parent-style-name="SemEspaçamento" style:family="paragraph">
      <style:paragraph-properties fo:text-align="center" fo:line-height="115%" fo:margin-right="2.9875in"/>
      <style:text-properties style:font-name="Arial" style:font-name-complex="Arial" fo:font-size="9pt" style:font-size-asian="9pt" style:font-size-complex="9pt"/>
    </style:style>
    <style:style style:name="P111" style:parent-style-name="SemEspaçamento" style:family="paragraph">
      <style:paragraph-properties fo:text-align="center" fo:line-height="115%" fo:margin-right="2.9875in"/>
      <style:text-properties style:font-name="Arial" style:font-name-complex="Arial" fo:font-size="9pt" style:font-size-asian="9pt" style:font-size-complex="9pt"/>
    </style:style>
    <style:style style:name="P112" style:parent-style-name="SemEspaçamento" style:family="paragraph">
      <style:paragraph-properties fo:text-align="center" fo:line-height="115%" fo:margin-right="2.9875in"/>
      <style:text-properties style:font-name="Arial" style:font-name-complex="Arial" fo:font-size="9pt" style:font-size-asian="9pt" style:font-size-complex="9pt"/>
    </style:style>
    <style:style style:name="P113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style:font-weight-complex="bold" fo:text-transform="uppercase" fo:font-size="9pt" style:font-size-asian="9pt" style:font-size-complex="9pt"/>
    </style:style>
    <style:style style:name="P114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9pt" style:font-size-asian="9pt" style:font-size-complex="9pt"/>
    </style:style>
    <style:style style:name="P115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9pt" style:font-size-asian="9pt" style:font-size-complex="9pt"/>
    </style:style>
    <style:style style:name="P116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font-size="12pt" style:font-size-asian="12pt" style:font-size-complex="12pt"/>
    </style:style>
    <style:style style:name="P117" style:parent-style-name="SemEspaçamento" style:family="paragraph">
      <style:paragraph-properties fo:text-align="center"/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19"><text:tab/></text:span><text:span text:style-name="T20"><text:tab/></text:span><text:span text:style-name="T21">PORTARIA Nº<text:s/></text:span><text:span text:style-name="T22">3.18</text:span><text:span text:style-name="T23">9</text:span><text:span text:style-name="T24">,<text:s/></text:span><text:span text:style-name="T25">DE 03 DE AGOST</text:span><text:span text:style-name="T26">O DE 2021.</text:span></text:p>
      <text:p text:style-name="P27"/>
      <text:p text:style-name="P28">“Dispõe sobre a nomeação de<text:s/>Comissão de Processo Administrativo Disciplinar”</text:p>
      <text:p text:style-name="P29"><text:span text:style-name="T30"><text:tab/></text:span></text:p>
      <text:p text:style-name="P31"><text:span text:style-name="T32">Eng.º<text:s/></text:span><text:span text:style-name="T33">IVAIR NUNES PEREIRA</text:span><text:span text:style-name="T34">,</text:span><text:span text:style-name="T35"><text:s/></text:span><text:span text:style-name="T36">Presidente do DEPARTAMENTO DE ÁGUAS E ESGOTOS DE VALINHOS, no uso das atribuições que lhe são conferidas por Lei</text:span><text:span text:style-name="T37">;</text:span></text:p>
      <text:p text:style-name="P38"><text:span text:style-name="T39"><text:tab/></text:span><text:span text:style-name="T40"><text:tab/></text:span><text:span text:style-name="T41"><text:s/></text:span></text:p>
      <text:p text:style-name="P42"><text:span text:style-name="T43">Considerando</text:span><text:span text:style-name="T44"><text:s/></text:span><text:span text:style-name="T45">os elementos e documentos anexad</text:span><text:span text:style-name="T46">os ao</text:span><text:span text:style-name="T47"><text:s/></text:span><text:span text:style-name="T48">processo nº. 471/2021, de 01/03/2021</text:span><text:span text:style-name="T49">, bem como o parecer jurídico exarado;</text:span></text:p>
      <text:p text:style-name="P50"/>
      <text:p text:style-name="P51">CONSIDERANDO ainda, que o princípio da supremacia do interesse público deve ser respeitado, e que a Administração tem o dever de apurar ato ou fato que, em tese, se demonstre irregular ou que possa ter prejudicado a eficiência do serviço público ou vir a causar dano ao erário, o que deverá ser alvo de apuração, sob pena de prevaricação; RESOLVE:</text:p>
      <text:p text:style-name="P52"/>
      <text:p text:style-name="P53"><text:span text:style-name="T54"><text:tab/></text:span><text:span text:style-name="T55">Art. 1º<text:s/></text:span><text:span text:style-name="T56">Determinar a abertura de Processo Administrativo Disciplinar, consoante disposição dos artigos 366 e 367 c/c 370 e seguintes da Lei Municipal nº 2.018/1986, para apuração dos</text:span><text:span text:style-name="T57"><text:s/>atos praticados pelo servidor D.V.A., matrícula 1113</text:span><text:span text:style-name="T58">,<text:s/></text:span><text:span text:style-name="T59">ocupante do cargo de provimento efetivo de<text:s/></text:span><text:span text:style-name="T60">Operador de ETA</text:span><text:span text:style-name="T61">, lotado na<text:s/></text:span><text:span text:style-name="T62">Divisão</text:span><text:span text:style-name="T63"><text:s/>de<text:s/></text:span><text:span text:style-name="T64">Tratamento de Água – ETA II</text:span><text:span text:style-name="T65">, do Departamento<text:s/></text:span><text:span text:style-name="T66">de Operação</text:span><text:span text:style-name="T67">,<text:s/></text:span><text:span text:style-name="T68">por, em tese, ter infringido ao artigo 333, inciso III, e ao artigo 334, inciso XXIII, da Lei Municipal nº 2.018/1986.</text:span></text:p>
      <text:p text:style-name="P69"/>
      <text:p text:style-name="P70"><text:span text:style-name="T71">Art. 2º</text:span><text:span text:style-name="T72"><text:s/>Para tanto, fica instituída a Comissão de Processo Administrativo Disciplinar, composta pel</text:span><text:span text:style-name="T73">o</text:span><text:span text:style-name="T74">s se</text:span><text:span text:style-name="T75">rvidore</text:span><text:span text:style-name="T76">s<text:s/></text:span><text:span text:style-name="T77">Luiz Henrique Andretto</text:span><text:span text:style-name="T78">, ocupante do cargo efetivo de<text:s/></text:span><text:span text:style-name="T79">Diretor da Divisão Jurídica</text:span><text:span text:style-name="T80">, na qualidade de Presidente da Comissão;<text:s/></text:span><text:span text:style-name="T81">Márcia Maria Cegala</text:span><text:span text:style-name="T82">, ocupante do cargo de provimento efetivo de Agente Administrativo</text:span><text:span text:style-name="T83"><text:s/></text:span><text:span text:style-name="T84">I, e<text:s/></text:span><text:span text:style-name="T85">Victor Mathias Anselmo</text:span><text:span text:style-name="T86">, ocupante do cargo de provimento efetivo de Agente Administrativo I.</text:span></text:p>
      <text:p text:style-name="P87"/>
      <text:p text:style-name="P88"><text:span text:style-name="T89">Art. 3º</text:span><text:span text:style-name="T90"><text:s/>A Comissão deverá apresentar relatório conclusivo e circunstanciado à Presidência, no prazo de 120 (cento e vinte) dias.</text:span></text:p>
      <text:p text:style-name="P91"/>
      <text:p text:style-name="P92"><text:span text:style-name="T93"><text:tab/></text:span><text:span text:style-name="T94"><text:tab/></text:span><text:span text:style-name="T95">Valinhos,<text:s/></text:span><text:span text:style-name="T96">03</text:span><text:span text:style-name="T97"><text:s/>de agost</text:span><text:span text:style-name="T98">o de 2021</text:span><text:span text:style-name="T99">.</text:span></text:p>
      <text:p text:style-name="P100"><text:tab/></text:p>
      <text:p text:style-name="P101"/>
      <text:p text:style-name="P102">Eng.º<text:s/>IVAIR NUNES PEREIRA</text:p>
      <text:p text:style-name="P103">Presidente</text:p>
      <text:p text:style-name="P104"/>
      <text:p text:style-name="P105"/>
      <text:p text:style-name="P106">ALUÍSIO JOSÉ MAMPRIN BRUNELLO</text:p>
      <text:p text:style-name="P107">Diretor<text:s/>do Departamento Administrativo</text:p>
      <text:p text:style-name="P108"/>
      <text:p text:style-name="P109">Redigida e lavrada consoante os elementos<text:s/>e parecer jurídico<text:s/>constantes<text:s/>do processo nº. 471/2021<text:s/>– D.A.</text:p>
      <text:p text:style-name="P110"/>
      <text:p text:style-name="P111"/>
      <text:p text:style-name="P112"/>
      <text:p text:style-name="P113">Marcelo Tadashi Nisihara<text:s/></text:p>
      <text:p text:style-name="P114">Diretor da Divisão de Pessoal</text:p>
      <text:p text:style-name="P115">em substituição</text:p>
      <text:p text:style-name="P116"/>
      <text:p text:style-name="Normal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 fo:margin-bottom="0in" fo:line-height="100%">
        <style:tab-stops>
          <style:tab-stop style:type="left" style:position="1.9687in"/>
        </style:tab-stops>
      </style:paragraph-properties>
      <style:text-properties style:font-name="Arial" style:font-name-asian="Times New Roman" fo:font-weight="bold" style:font-weight-asian="bold" fo:font-size="12pt" style:font-size-asian="12pt" style:font-size-complex="10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Númerodepágina" style:display-name="Número de página" style:family="text" style:parent-style-name="Fonteparág.padrão"/>
    <style:style style:name="Título" style:display-name="Título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TítuloChar" style:display-name="Título Ch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>
      <style:text-properties fo:font-size="11pt" style:font-size-asian="11pt" style:font-size-complex="11pt" style:language-asian="en" style:country-asian="US"/>
    </style:style>
    <style:style style:name="Corpodetexto" style:display-name="Corpo de texto" style:family="paragraph" style:parent-style-name="Normal">
      <style:paragraph-properties fo:margin-bottom="0.0833in" fo:line-height="100%"/>
      <style:text-properties style:font-name="Times New Roman" style:font-name-asian="Times New Roman" fo:font-size="10pt" style:font-size-asian="10pt" style:font-size-complex="10pt" fo:hyphenate="false"/>
    </style:style>
    <style:style style:name="CorpodetextoChar" style:display-name="Corpo de texto Char" style:family="text">
      <style:text-properties style:font-name="Times New Roman" style:font-name-asian="Times New Roman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ítulodoLivro" style:display-name="Título do Livro" style:family="text">
      <style:text-properties fo:font-weight="bold" style:font-weight-asian="bold" style:font-weight-complex="bold" fo:font-variant="small-caps" fo:letter-spacing="0.0034in"/>
    </style:style>
    <style:style style:name="Recuodecorpodetexto" style:display-name="Recuo de corpo de texto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RecuodecorpodetextoChar" style:display-name="Recuo de corpo de texto Char" style:family="text">
      <style:text-properties fo:font-size="11pt" style:font-size-asian="11pt" style:font-size-complex="11pt" style:language-asian="en" style:country-asian="US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Título1Char" style:display-name="Título 1 Char" style:family="text">
      <style:text-properties style:font-name="Arial" style:font-name-asian="Times New Roman" fo:font-weight="bold" style:font-weight-asian="bold" fo:font-size="12pt" style:font-size-asian="12pt"/>
    </style:style>
    <style:style style:name="ÊnfaseSutil" style:display-name="Ênfase Sutil" style:family="text">
      <style:text-properties fo:font-style="italic" style:font-style-asian="italic" style:font-style-complex="italic" fo:color="#808080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weight="bold" style:font-weight-asian="bold"/>
    </style:style>
    <style:style style:name="WW_CharLFO1LVL4" style:family="text">
      <style:text-properties fo:font-weight="bold" style:font-weight-asian="bold"/>
    </style:style>
    <style:style style:name="WW_CharLFO2LVL1" style:family="text">
      <style:text-properties fo:font-weight="bold" style:font-weight-asian="bold"/>
    </style:style>
    <style:style style:name="WW_CharLFO3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I">
        <style:list-level-properties text:space-before="1.9687in" text:min-label-width="0.5in" text:list-level-position-and-space-mode="label-alignment">
          <style:list-level-label-alignment text:label-followed-by="listtab" fo:margin-left="2.4687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0937in" text:min-label-width="0.125in" text:list-level-position-and-space-mode="label-alignment">
          <style:list-level-label-alignment text:label-followed-by="listtab" fo:margin-left="3.2187in" fo:text-indent="-0.125in"/>
        </style:list-level-properties>
      </text:list-level-style-number>
      <text:list-level-style-number text:level="4" style:num-suffix="." style:num-format="1">
        <style:list-level-properties text:space-before="3.4687in" text:min-label-width="0.25in" text:list-level-position-and-space-mode="label-alignment">
          <style:list-level-label-alignment text:label-followed-by="listtab" fo:margin-left="3.718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9687in" text:min-label-width="0.25in" text:list-level-position-and-space-mode="label-alignment">
          <style:list-level-label-alignment text:label-followed-by="listtab" fo:margin-left="4.2187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937in" text:min-label-width="0.125in" text:list-level-position-and-space-mode="label-alignment">
          <style:list-level-label-alignment text:label-followed-by="listtab" fo:margin-left="4.7187in" fo:text-indent="-0.125in"/>
        </style:list-level-properties>
      </text:list-level-style-number>
      <text:list-level-style-number text:level="7" style:num-suffix="." style:num-format="1">
        <style:list-level-properties text:space-before="4.9687in" text:min-label-width="0.25in" text:list-level-position-and-space-mode="label-alignment">
          <style:list-level-label-alignment text:label-followed-by="listtab" fo:margin-left="5.218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4687in" text:min-label-width="0.25in" text:list-level-position-and-space-mode="label-alignment">
          <style:list-level-label-alignment text:label-followed-by="listtab" fo:margin-left="5.7187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0937in" text:min-label-width="0.125in" text:list-level-position-and-space-mode="label-alignment">
          <style:list-level-label-alignment text:label-followed-by="listtab" fo:margin-left="6.2187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I">
        <style:list-level-properties text:space-before="1.9687in" text:min-label-width="0.5in" text:list-level-position-and-space-mode="label-alignment">
          <style:list-level-label-alignment text:label-followed-by="listtab" fo:margin-left="2.4687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0937in" text:min-label-width="0.125in" text:list-level-position-and-space-mode="label-alignment">
          <style:list-level-label-alignment text:label-followed-by="listtab" fo:margin-left="3.2187in" fo:text-indent="-0.125in"/>
        </style:list-level-properties>
      </text:list-level-style-number>
      <text:list-level-style-number text:level="4" style:num-suffix="." style:num-format="1">
        <style:list-level-properties text:space-before="3.4687in" text:min-label-width="0.25in" text:list-level-position-and-space-mode="label-alignment">
          <style:list-level-label-alignment text:label-followed-by="listtab" fo:margin-left="3.718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9687in" text:min-label-width="0.25in" text:list-level-position-and-space-mode="label-alignment">
          <style:list-level-label-alignment text:label-followed-by="listtab" fo:margin-left="4.2187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937in" text:min-label-width="0.125in" text:list-level-position-and-space-mode="label-alignment">
          <style:list-level-label-alignment text:label-followed-by="listtab" fo:margin-left="4.7187in" fo:text-indent="-0.125in"/>
        </style:list-level-properties>
      </text:list-level-style-number>
      <text:list-level-style-number text:level="7" style:num-suffix="." style:num-format="1">
        <style:list-level-properties text:space-before="4.9687in" text:min-label-width="0.25in" text:list-level-position-and-space-mode="label-alignment">
          <style:list-level-label-alignment text:label-followed-by="listtab" fo:margin-left="5.218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4687in" text:min-label-width="0.25in" text:list-level-position-and-space-mode="label-alignment">
          <style:list-level-label-alignment text:label-followed-by="listtab" fo:margin-left="5.7187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0937in" text:min-label-width="0.125in" text:list-level-position-and-space-mode="label-alignment">
          <style:list-level-label-alignment text:label-followed-by="listtab" fo:margin-left="6.2187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6895in" fo:margin-left="1.1812in" fo:margin-bottom="0.3138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0805in"/>
      </style:footer-style>
    </style:page-layout>
    <style:style style:name="P2" style:parent-style-name="Título" style:family="paragraph">
      <style:paragraph-properties fo:margin-top="0in" fo:margin-bottom="0in" fo:line-height="150%" fo:margin-left="0.4923in">
        <style:tab-stops/>
      </style:paragraph-properties>
    </style:style>
    <style:style style:name="T3" style:parent-style-name="Fonteparág.padrão" style:family="text">
      <style:text-properties style:font-name="Arial" style:font-name-complex="Arial" fo:color="#0070C0" fo:font-size="11.5pt" style:font-size-asian="11.5pt" style:font-size-complex="11.5pt"/>
    </style:style>
    <style:style style:name="T4" style:parent-style-name="Fonteparág.padrão" style:family="text">
      <style:text-properties style:font-name="Arial" style:font-name-complex="Arial" fo:color="#0070C0" fo:font-size="11.5pt" style:font-size-asian="11.5pt" style:font-size-complex="11.5pt"/>
    </style:style>
    <style:style style:name="P5" style:parent-style-name="Título" style:family="paragraph">
      <style:paragraph-properties fo:margin-top="0in" fo:margin-bottom="0in" fo:line-height="150%" fo:margin-left="0.4923in">
        <style:tab-stops/>
      </style:paragraph-properties>
    </style:style>
    <style:style style:name="T6" style:parent-style-name="Fonteparág.padrão" style:family="text">
      <style:text-properties style:font-name="Arial" style:font-name-complex="Arial" fo:color="#0070C0" fo:font-size="11.5pt" style:font-size-asian="11.5pt" style:font-size-complex="11.5pt"/>
    </style:style>
    <style:style style:name="T7" style:parent-style-name="Fonteparág.padrão" style:family="text">
      <style:text-properties style:font-name="Arial" style:font-name-complex="Arial" fo:color="#0070C0" fo:font-size="11.5pt" style:font-size-asian="11.5pt" style:font-size-complex="11.5pt"/>
    </style:style>
    <style:style style:name="P8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9" style:parent-style-name="Fonteparág.padrão" style:family="text">
      <style:text-properties fo:font-size="9pt" style:font-size-asian="9pt" style:font-size-complex="9pt"/>
    </style:style>
    <style:style style:name="P10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11" style:parent-style-name="Fonteparág.padrão" style:family="text">
      <style:text-properties fo:font-size="9pt" style:font-size-asian="9pt" style:font-size-complex="9pt" style:language-asian="pt" style:country-asian="BR"/>
    </style:style>
    <style:style style:name="T12" style:parent-style-name="Fonteparág.padrão" style:family="text">
      <style:text-properties fo:font-size="9pt" style:font-size-asian="9pt" style:font-size-complex="9pt"/>
    </style:style>
    <style:style style:name="T13" style:parent-style-name="Fonteparág.padrão" style:family="text">
      <style:text-properties fo:font-size="9pt" style:font-size-asian="9pt" style:font-size-complex="9pt"/>
    </style:style>
    <style:style style:name="T14" style:parent-style-name="Fonteparág.padrão" style:family="text">
      <style:text-properties fo:font-size="9pt" style:font-size-asian="9pt" style:font-size-complex="9pt"/>
    </style:style>
    <style:style style:name="T15" style:parent-style-name="Fonteparág.padrão" style:family="text">
      <style:text-properties fo:font-size="9pt" style:font-size-asian="9pt" style:font-size-complex="9pt"/>
    </style:style>
    <style:style style:name="T16" style:parent-style-name="Fonteparág.padrão" style:family="text">
      <style:text-properties fo:font-size="9pt" style:font-size-asian="9pt" style:font-size-complex="9pt"/>
    </style:style>
    <style:style style:name="P17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18" style:parent-style-name="Fonteparág.padrão" style:family="text"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ge-content" style:horizontal-pos="from-left" style:vertical-pos="from-top" draw:luminance="80%" draw:contrast="-20%"/>
    </style:style>
  </office:automatic-styles>
  <office:master-styles>
    <style:master-page style:name="MP0" style:page-layout-name="PL0">
      <style:header>
        <text:h text:style-name="P2" text:outline-level="1"><draw:frame draw:z-index="251656704" draw:style-name="a0" draw:name="Imagem 3" text:anchor-type="paragraph" svg:x="0.09167in" svg:y="-0.07153in" svg:width="1.39583in" svg:height="0.53611in" style:rel-width="scale" style:rel-height="scale"><draw:image xlink:href="media/image1.jpeg" xlink:type="simple" xlink:show="embed" xlink:actuate="onLoad"/><svg:title/><svg:desc/></draw:frame><text:span text:style-name="T3"><text:s text:c="14"/></text:span><text:span text:style-name="T4">DEPARTAMENTO DE ÁGUAS E ESGOTOS DE VALINHOS</text:span></text:h>
        <text:h text:style-name="P5" text:outline-level="1"><text:span text:style-name="T6"><text:s text:c="9"/></text:span><text:span text:style-name="T7">Autarquia Municipal</text:span></text:h>
      </style:header>
      <style:footer>
        <text:p text:style-name="P8"><text:span text:style-name="T9"><draw:connector draw:type="line" svg:x1="-0.00556in" svg:y1="0.07222in" svg:x2="6.49861in" svg:y2="0.07222in" draw:z-index="251658752" draw:id="id0" draw:style-name="a1" draw:name="AutoShape 3" text:anchor-type="paragraph"><svg:title/><svg:desc/></draw:connector></text:span></text:p>
        <text:p text:style-name="P10"><text:span text:style-name="T11"><draw:frame draw:z-index="251657728" draw:style-name="a2" draw:name="Imagem 3" text:anchor-type="paragraph" svg:x="0.09097in" svg:y="2.77986in" svg:width="6.78542in" svg:height="2.60625in" style:rel-width="scale" style:rel-height="scale"><draw:image xlink:href="media/image1.jpeg" xlink:type="simple" xlink:show="embed" xlink:actuate="onLoad"/><svg:title/><svg:desc/></draw:frame></text:span><text:span text:style-name="T12">Rua Orozimbo Maia, nº 1.054 (ETA II)<text:s/></text:span><text:span text:style-name="T13">–<text:s/></text:span><text:span text:style-name="T14">Vila Sônia<text:s/></text:span><text:span text:style-name="T15">– Valinhos – SP – CEP: 13274-</text:span><text:span text:style-name="T16">000</text:span></text:p>
        <text:p text:style-name="P17"><text:span text:style-name="T18">Fone: (19) 2122-4444 – e-mail: daev@daev.org.br – Home Page: www.daev.org.b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evandro.zani</meta:initial-creator>
    <dc:creator>Maria Gabriela Gadiolle Angeli</dc:creator>
    <meta:creation-date>2021-08-16T11:22:00Z</meta:creation-date>
    <dc:date>2021-08-16T11:22:00Z</dc:date>
    <meta:print-date>2021-08-03T14:38:00Z</meta:print-date>
    <meta:template xlink:href="Portarias%20(1).dot" xlink:type="simple"/>
    <meta:editing-cycles>2</meta:editing-cycles>
    <meta:editing-duration>PT60S</meta:editing-duration>
    <meta:document-statistic meta:page-count="2" meta:paragraph-count="4" meta:word-count="331" meta:character-count="2117" meta:row-count="14" meta:non-whitespace-character-count="1790"/>
  </office:meta>
</office:document-meta>
</file>